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2bde8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a933" officeooo:paragraph-rsid="0026793c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32cced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384108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rsid="00392ba4" officeooo:paragraph-rsid="00392ba4" fo:background-color="#ffff00"/>
    </style:style>
    <style:style style:name="P16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a933" officeooo:paragraph-rsid="003c5309"/>
    </style:style>
    <style:style style:name="P2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officeooo:paragraph-rsid="0026793c"/>
    </style:style>
    <style:style style:name="P2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style:font-name="monospace" fo:font-size="10pt" style:font-size-asian="10pt" style:font-size-complex="10pt"/>
    </style:style>
    <style:style style:name="T11" style:family="text">
      <style:text-properties style:font-name="monospace" fo:font-size="10pt" officeooo:rsid="00237677" style:font-size-asian="10pt" style:font-size-complex="10pt"/>
    </style:style>
    <style:style style:name="T12" style:family="text">
      <style:text-properties officeooo:rsid="00202d18"/>
    </style:style>
    <style:style style:name="T13" style:family="text">
      <style:text-properties officeooo:rsid="0020edfd"/>
    </style:style>
    <style:style style:name="T14" style:family="text">
      <style:text-properties officeooo:rsid="00237677"/>
    </style:style>
    <style:style style:name="T15" style:family="text">
      <style:text-properties fo:color="#999999" officeooo:rsid="00237677"/>
    </style:style>
    <style:style style:name="T16" style:family="text">
      <style:text-properties fo:color="#999999" officeooo:rsid="0026793c"/>
    </style:style>
    <style:style style:name="T17" style:family="text">
      <style:text-properties fo:color="#999999" officeooo:rsid="00299511"/>
    </style:style>
    <style:style style:name="T18" style:family="text">
      <style:text-properties fo:color="#999999" officeooo:rsid="002b4312"/>
    </style:style>
    <style:style style:name="T19" style:family="text">
      <style:text-properties fo:color="#808080" officeooo:rsid="00255f50"/>
    </style:style>
    <style:style style:name="T20" style:family="text">
      <style:text-properties officeooo:rsid="0026793c"/>
    </style:style>
    <style:style style:name="T21" style:family="text">
      <style:text-properties officeooo:rsid="00303d7d"/>
    </style:style>
    <style:style style:name="T22" style:family="text">
      <style:text-properties fo:color="#00a933"/>
    </style:style>
    <style:style style:name="T23" style:family="text">
      <style:text-properties fo:color="#00a933" fo:font-weight="bold" style:font-weight-asian="bold" style:font-weight-complex="bold"/>
    </style:style>
    <style:style style:name="T24" style:family="text">
      <style:text-properties fo:color="#00a933" fo:font-weight="bold" officeooo:rsid="0035a457" style:font-weight-asian="bold" style:font-weight-complex="bold"/>
    </style:style>
    <style:style style:name="T25" style:family="text">
      <style:text-properties officeooo:rsid="00406ee0"/>
    </style:style>
    <style:style style:name="T26" style:family="text">
      <style:text-properties officeooo:rsid="00411d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6"><text:span text:style-name="Strong_20_Emphasis"><text:span text:style-name="T8">Docker machine install for Linux</text:span></text:span><text:span text:style-name="T9"> :</text:span></text:p>
      <text:p text:style-name="P17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17"/>
      <text:p text:style-name="P5">инициализируем новый контейнер, но в этот раз зададим для него имя хоста с по-</text:p>
      <text:p text:style-name="P5">мощью флага -h:</text:p>
      <text:p text:style-name="P2">docker run -h CONTAINER -i -t debian /bin/bash</text:p>
      <text:p text:style-name="P2">docker ps <text:s/>- <text:span text:style-name="T12">контейнеры</text:span></text:p>
      <text:p text:style-name="P2">docker inspect <text:span text:style-name="T13">ИМЯ контейнера</text:span></text:p>
      <text:p text:style-name="P2">docker inspect objective_kapitsa | grep IPAddress</text:p>
      <text:p text:style-name="P2"/>
      <text:p text:style-name="P6"><text:span text:style-name="T10">docker run -h CONTAINER <text:s/>--name </text:span><text:span text:style-name="T11">vasya</text:span><text:span text:style-name="T10"> -i -t debian /bin/bash</text:span></text:p>
      <text:p text:style-name="P3"/>
      <text:p text:style-name="P4">docker inspect --format {{.NetworkSettings.IPAddress}} <text:s/><text:span text:style-name="T14">vasya <text:s text:c="4"/></text:span><text:span text:style-name="T15">#172.18.0.2</text:span></text:p>
      <text:p text:style-name="P4"><text:span text:style-name="T1">docker diff vasya <text:s text:c="2"/><text:tab/></text:span><text:span text:style-name="T19">показывает измененные файлы в контейнере</text:span></text:p>
      <text:p text:style-name="P7">docker logs vasya <text:s text:c="2"/><text:tab/><text:span text:style-name="T16">лог всех событий</text:span></text:p>
      <text:p text:style-name="P8"><text:span text:style-name="T20">docker ps -a </text:span><text:span text:style-name="T16"><text:tab/><text:tab/>выводится список всех контейнеров, включая остановленные Такие </text:span></text:p>
      <text:p text:style-name="P18"><text:tab/><text:tab/><text:tab/><text:tab/>контейнеры могут быть перезапущены командой docker start</text:p>
      <text:p text:style-name="P9">docker rm <text:span text:style-name="T13">ИМЯ <text:tab/> <text:s/><text:tab/></text:span><text:span text:style-name="T17">удалить окончательно</text:span></text:p>
      <text:p text:style-name="P19"/>
      <text:p text:style-name="P7"><text:span text:style-name="T20">docker rm -v $(docker ps -aq -f status=exited) <text:s text:c="2"/></text:span><text:span text:style-name="T18">удалить все остановленные</text:span><text:span text:style-name="T16"><text:tab/></text:span></text:p>
      <text:p text:style-name="P10"><text:span text:style-name="T2">docker rm -v $(docker ps -aq -f status=</text:span><text:span text:style-name="T3">created</text:span><text:span text:style-name="T2">)</text:span></text:p>
      <text:p text:style-name="P20">docker rm 3e4029856551</text:p>
      <text:p text:style-name="P20"/>
      <text:p text:style-name="P10"><text:span text:style-name="T2">docker </text:span><text:span text:style-name="T4">start</text:span><text:span text:style-name="T2"> 02b4b3b7b905</text:span></text:p>
      <text:p text:style-name="P20">docker stop 02b4b3b7b905</text:p>
      <text:p text:style-name="P20"/>
      <text:p text:style-name="P20">С помощью Docker можно запустить командную оболочку shell внутри контейнера, выполнив следующую команду:</text:p>
      <text:p text:style-name="P25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0"/>
      <text:p text:style-name="P20"/>
      <text:p text:style-name="P23">docker run -it --name cowsay -h cowsay <text:span text:style-name="T21">ubuntu</text:span> bash </text:p>
      <text:p text:style-name="P11">apt-get update <text:span text:style-name="T25">&amp;&amp; </text:span>apt-get install -y cowsay fortune</text:p>
      <text:p text:style-name="P24">/usr/games/fortune | /usr/games/cowsay</text:p>
      <text:p text:style-name="P12"><text:span text:style-name="T23">while true; do clear &amp;&amp; /usr/games/fortune | /usr/games/cowsay &amp;&amp; sleep </text:span><text:span text:style-name="T24">10</text:span><text:span text:style-name="T23">; done</text:span></text:p>
      <text:p text:style-name="P10"/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0">docker commit cowsay test/cowsayimage</text:p>
      <text:p text:style-name="P10"/>
      <text:p text:style-name="P13"><text:s/>Теперь у нас есть образ с предустановленным приложением cowsay, который мы можем запускать в любое время:</text:p>
      <text:p text:style-name="P10">docker run test/cowsayimage /usr/games/cowsay "Moo"</text:p>
      <text:p text:style-name="P14">docker run test/cowsayimage /usr/games/fortune</text:p>
      <text:p text:style-name="P15">пока не работает pipe</text:p>
      <text:p text:style-name="P21"><text:soft-page-break/></text:p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07T23:51:25.644588535</dc:date>
    <meta:editing-duration>PT2H22M59S</meta:editing-duration>
    <meta:editing-cycles>38</meta:editing-cycles>
    <meta:document-statistic meta:table-count="0" meta:image-count="0" meta:object-count="0" meta:page-count="2" meta:paragraph-count="38" meta:word-count="298" meta:character-count="2197" meta:non-whitespace-character-count="1911"/>
  </office:meta>
</office:document-meta>
</file>